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29a" officeooo:paragraph-rsid="001c329a"/>
    </style:style>
    <style:style style:name="P2" style:family="paragraph" style:parent-style-name="Standard">
      <style:text-properties fo:language="en" fo:country="US" officeooo:rsid="001c329a" officeooo:paragraph-rsid="001c329a"/>
    </style:style>
    <style:style style:name="P3" style:family="paragraph" style:parent-style-name="Standard">
      <style:text-properties fo:language="ru" fo:country="RU" officeooo:rsid="001c329a" officeooo:paragraph-rsid="001c329a"/>
    </style:style>
    <style:style style:name="P4" style:family="paragraph" style:parent-style-name="Standard">
      <style:text-properties fo:font-weight="bold" officeooo:rsid="001c329a" officeooo:paragraph-rsid="001c329a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 доступно поле «Количество», если в т.ч. <text:s/>документа «Заказ покупателя» подобрана услуга</text:p>
      <text:p text:style-name="P1"/>
      <text:p text:style-name="P4">Предусловие</text:p>
      <text:p text:style-name="P1"/>
      <text:p text:style-name="P1">Файловая база</text:p>
      <text:p text:style-name="P1">Платформа 8.3.20.1996</text:p>
      <text:p text:style-name="P1"/>
      <text:p text:style-name="P4">Шаги для воспроизведения</text:p>
      <text:p text:style-name="P2">1. <text:span text:style-name="T2">Создать документа «Заказ покупателя»</text:span></text:p>
      <text:p text:style-name="P3">2. В т.ч. «Товары» подобрать номенклатуру с типом = Услуга</text:p>
      <text:p text:style-name="P3"/>
      <text:p text:style-name="P1"/>
      <text:p text:style-name="P4">Фактический результат</text:p>
      <text:p text:style-name="P1">В т.ч. «Товары» у номенклатуры с типом Услуга не доступно <text:s/>поле «Количество».</text:p>
      <text:p text:style-name="P1">В итоговом количестве по документу, ее количество учитывается</text:p>
      <text:p text:style-name="P1"/>
      <text:p text:style-name="P4">Ожидаемый результат</text:p>
      <text:p text:style-name="P1"/>
      <text:p text:style-name="P1">В т.ч. «Товары» у номенклатуры с типом Услуга доступно для редактирование поле «Количество»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1T20:25:06.469000000</dc:date>
    <meta:editing-duration>PT28M54S</meta:editing-duration>
    <meta:editing-cycles>1</meta:editing-cycles>
    <meta:document-statistic meta:table-count="0" meta:image-count="0" meta:object-count="0" meta:page-count="1" meta:paragraph-count="12" meta:word-count="72" meta:character-count="524" meta:non-whitespace-character-count="462"/>
    <meta:generator>LibreOffice/7.4.3.2$Windows_X86_64 LibreOffice_project/1048a8393ae2eeec98dff31b5c133c5f1d08b890</meta:generator>
  </office:meta>
</office:document-meta>
</file>